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bitmap" draw:fill-color="#ffffff" draw:fill-image-name="Bitmape_20_2" fo:min-height="13.231cm"/>
    </style:style>
    <style:style style:name="pr6" style:family="presentation" style:parent-style-name="lyt-roundedrect-title" style:list-style-name="L3">
      <style:graphic-properties draw:fill-color="#ffffff" draw:auto-grow-height="true" fo:min-height="3.506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outline1">
      <style:graphic-properties draw:fill-color="#ffffff" draw:auto-grow-height="true" fo:min-height="13.231cm"/>
    </style:style>
    <style:style style:name="pr10" style:family="presentation" style:parent-style-name="lyt-roundedrect-title" style:list-style-name="L3">
      <style:graphic-properties draw:fill-color="#ffffff" draw:auto-grow-height="true" fo:min-height="3.506cm"/>
    </style:style>
    <style:style style:name="pr11" style:family="presentation" style:parent-style-name="lyt-roundedrect-title">
      <style:graphic-properties fo:min-height="3.506cm"/>
    </style:style>
    <style:style style:name="pr12" style:family="presentation" style:parent-style-name="lyt-roundedrect-outline1">
      <style:graphic-properties fo:min-height="13.859cm"/>
    </style:style>
    <style:style style:name="pr13" style:family="presentation" style:parent-style-name="lyt-roundedrect-notes">
      <style:graphic-properties draw:fill-color="#ffffff" fo:min-height="13.364cm"/>
    </style:style>
    <style:style style:name="pr14" style:family="presentation" style:parent-style-name="lyt-roundedrect-outline1">
      <style:graphic-properties fo:min-height="16.927cm"/>
    </style:style>
    <style:style style:name="pr15" style:family="presentation" style:parent-style-name="lyt-roundedrect-outline1">
      <style:graphic-properties fo:min-height="15.872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family="'Segoe UI Symbol'" style:font-style-name="Regular" style:font-family-asian="'Segoe UI Symbol'" style:font-style-name-asian="Regular" style:font-family-complex="'Segoe UI Symbol'" style:font-style-name-complex="Regular"/>
    </style:style>
    <style:style style:name="T3" style:family="text">
      <style:text-properties fo:font-family="Albany" style:font-family-generic="roman" style:font-pitch="variable" style:font-family-asian="'Segoe UI Symbol'" style:font-style-name-asian="Regular" style:font-family-complex="'Segoe UI Symbol'" style:font-style-name-complex="Regular"/>
    </style:style>
    <style:style style:name="T4" style:family="text">
      <style:text-properties fo:font-family="'Segoe UI Symbol'" style:font-style-name="Regular" fo:font-size="22pt" style:font-family-asian="'Segoe UI Symbol'" style:font-style-name-asian="Regular" style:font-size-asian="22pt" style:font-family-complex="'Segoe UI Symbol'" style:font-style-name-complex="Regular" style:font-size-complex="22pt"/>
    </style:style>
    <style:style style:name="T5" style:family="text">
      <style:text-properties fo:font-family="'Segoe UI Symbol'" style:font-style-name="Regular" fo:font-size="32pt" style:font-family-asian="'Segoe UI Symbol'" style:font-style-name-asian="Regular" style:font-size-asian="32pt" style:font-family-complex="'Segoe UI Symbol'" style:font-style-name-complex="Regular" style:font-size-complex="32pt"/>
    </style:style>
    <style:style style:name="T6" style:family="text">
      <style:text-properties fo:font-family="'Segoe UI Symbol'" style:font-style-name="Regular" fo:font-size="26pt" style:font-family-asian="'Segoe UI Symbol'" style:font-style-name-asian="Regular" style:font-size-asian="26pt" style:font-family-complex="'Segoe UI Symbol'" style:font-style-name-complex="Regular"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xml:id="id2" draw:id="id2">
        <draw:frame presentation:style-name="pr4" draw:text-style-name="P1" draw:layer="layout" svg:width="23cm" svg:height="3.506cm" svg:x="1cm" svg:y="0.837cm" presentation:class="title">
          <draw:text-box draw:corner-radius="0.016cm">
            <text:p text:style-name="P1">Sõpruse – Linnu tee ristmik</text:p>
          </draw:text-box>
        </draw:frame>
        <draw:frame presentation:style-name="pr5" draw:text-style-name="P3" draw:layer="layout" svg:width="20.415cm" svg:height="13.231cm" svg:x="2.585cm" svg:y="5.838cm" presentation:class="outline" presentation:placeholder="true" presentation:user-transformed="true">
          <draw:text-box draw:corner-radius="0.016cm"/>
        </draw:frame>
        <anim:par presentation:node-type="timing-root">
          <anim:par smil:begin="id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3" draw:id="id3">
        <draw:frame presentation:style-name="pr6" draw:text-style-name="P1" draw:layer="layout" svg:width="23cm" svg:height="3.506cm" svg:x="1cm" svg:y="0.837cm" presentation:class="title">
          <draw:text-box draw:corner-radius="0.032cm">
            <text:p text:style-name="P1">Fooride Paiguts</text:p>
          </draw:text-box>
        </draw:frame>
        <draw:frame presentation:style-name="pr7"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4" draw:id="id4">
        <draw:frame presentation:style-name="pr8" draw:text-style-name="P1" draw:layer="layout" svg:width="23cm" svg:height="3.506cm" svg:x="1cm" svg:y="0.837cm" presentation:class="title">
          <draw:text-box>
            <text:p text:style-name="P1">Fooride paigutus</text:p>
          </draw:text-box>
        </draw:frame>
        <draw:frame presentation:style-name="pr9"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5" draw:id="id5">
        <draw:frame presentation:style-name="pr10" draw:text-style-name="P1" draw:layer="layout" svg:width="23cm" svg:height="3.506cm" svg:x="1cm" svg:y="0.837cm" presentation:class="title">
          <draw:text-box>
            <text:p text:style-name="P1">Fooride paigutus</text:p>
          </draw:text-box>
        </draw:frame>
        <draw:frame presentation:style-name="pr7"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11"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7.begin">
            <anim:transitionFilter smil:dur="2s" smil:type="barWipe" smil:subtype="leftToRight" smil:direction="reverse"/>
          </anim:par>
        </anim:par>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11" draw:layer="layout" svg:width="23cm" svg:height="3.506cm" svg:x="1cm" svg:y="0.837cm" presentation:class="title">
          <draw:text-box>
            <text:p>Valitud algoritm/põhjendus</text:p>
          </draw:text-box>
        </draw:frame>
        <draw:frame presentation:style-name="pr14" draw:layer="layout" svg:width="22.6cm" svg:height="16.927cm" svg:x="1.4cm" svg:y="4.914cm" presentation:class="outline" presentation:user-transformed="true">
          <draw:text-box>
            <text:list text:style-name="L2">
              <text:list-item>
                <text:p>Kasutatakse Scheduler algoritmi</text:p>
              </text:list-item>
              <text:list-item>
                <text:p>Katkestus mõõdab aega/Time driven</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11" draw:layer="layout" svg:width="23cm" svg:height="3.506cm" svg:x="1cm" svg:y="0.837cm" presentation:class="title">
          <draw:text-box>
            <text:p>Aja lugemise valiku põhjendus</text:p>
          </draw:text-box>
        </draw:frame>
        <draw:frame presentation:style-name="pr12" draw:layer="layout" svg:width="22.6cm" svg:height="13.859cm" svg:x="1.4cm" svg:y="4.914cm" presentation:class="outline" presentation:user-transformed="true">
          <draw:text-box>
            <text:list text:style-name="L2">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11" draw:layer="layout" svg:width="23cm" svg:height="3.506cm" svg:x="1cm" svg:y="0.837cm" presentation:class="title">
          <draw:text-box>
            <text:p>Riistvara valik</text:p>
          </draw:text-box>
        </draw:frame>
        <draw:frame presentation:style-name="pr12" draw:layer="layout" svg:width="22.6cm" svg:height="13.859cm" svg:x="1.4cm" svg:y="4.914cm" presentation:class="outline">
          <draw:text-box>
            <text:list text:style-name="L2">
              <text:list-item>
                <text:p>Microchip's NXP Compatible 8051 MCU</text:p>
                <text:p><text:a xlink:href="http://www.microchip.com/pagehandler/en-us/family/8051legacy/">http://www.microchip.com/pagehandler/en-us/family/8051legacy/</text:a></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11" draw:layer="layout" svg:width="23cm" svg:height="3.506cm" svg:x="1cm" svg:y="0.837cm" presentation:class="title">
          <draw:text-box>
            <text:p>Majanduslik hinnang</text:p>
          </draw:text-box>
        </draw:frame>
        <draw:frame presentation:style-name="pr15" draw:layer="layout" svg:width="22.6cm" svg:height="16.219cm" svg:x="1.4cm" svg:y="4.914cm" presentation:class="outline" presentation:user-transformed="true">
          <draw:text-box>
            <text:p>Tõõjõukulu</text:p>
            <text:list text:style-name="L2">
              <text:list-item>
                <text:p>Tarkvara analüüs: 150 <text:span text:style-name="T2">€</text:span><text:span text:style-name="T3">/h 1 inimene</text:span></text:p>
              </text:list-item>
              <text:list-item>
                <text:p>Tarkvara väljaarendus: 150 <text:span text:style-name="T2">€</text:span><text:span text:style-name="T3">/h 1 inimene</text:span></text:p>
              </text:list-item>
              <text:list-item>
                <text:p><text:span text:style-name="T3">Tarkvaraarendus kokku: 6000 </text:span><text:span text:style-name="T2">€</text:span><text:span text:style-name="T4">(2 päeva analüüs, 3 päeva arendus)</text:span></text:p>
              </text:list-item>
            </text:list>
            <text:p><text:span text:style-name="T5">Muud kulud:</text:span></text:p>
            <text:list text:continue-numbering="true" text:style-name="L2">
              <text:list-item>
                <text:p><text:span text:style-name="T6">Tuleb arvestada, et valmistoote tegemiseks kulub lisamaterjali ning tööjõudu ning valmis toote lõpphinna pakkumist tuleb eraldi küsida</text:span></text:p>
              </text:list-item>
            </text:list>
            <text:p><text:span text:style-name="T3"/></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11" draw:layer="layout" svg:width="23cm" svg:height="3.506cm" svg:x="1cm" svg:y="0.837cm" presentation:class="title">
          <draw:text-box>
            <text:p>Majanduslik hinnang</text:p>
          </draw:text-box>
        </draw:frame>
        <draw:frame presentation:style-name="pr12" draw:layer="layout" svg:width="22.6cm" svg:height="13.859cm" svg:x="1.4cm" svg:y="4.914cm" presentation:class="outline">
          <draw:text-box>
            <text:p>Kulude vähendamise võimalused</text:p>
            <text:list text:style-name="L2">
              <text:list-item>
                <text:p>Tarkvarale tehtavate kulude vähendamine on võimalik vaid analüüsi faasi arvelt, kui klient esitab piisavad ning täpsed andmed ning arendusmeeskond saab ilma lisaküsimusteta realiseerida tarkvara.</text:p>
              </text:list-item>
              <text:list-item>
                <text:p>Soovitame siiski analüüsifaasi tellida, et saavutada kindel ja vajadustele vastav tulemus</text:p>
              </text:list-item>
            </text:list>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38</meta:editing-cycles>
    <meta:editing-duration>PT1H5M7S</meta:editing-duration>
    <meta:initial-creator>Andres Mets</meta:initial-creator>
    <dc:date>2015-01-29T21:17:20.72</dc:date>
    <dc:creator>Andres Met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